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Commo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rrows-black-base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e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6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style-name="ce3"/>
          <table:table-cell table:number-columns-repeated="249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number-columns-repeated="6"/>
          <table:table-cell table:style-name="ce3"/>
          <table:table-cell table:number-columns-repeated="24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11">
          <table:table-cell table:number-columns-repeated="256"/>
        </table:table-row>
        <table:table-row table:style-name="ro1" table:number-rows-repeated="7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>
          <table:table-cell table:number-columns-repeated="4"/>
          <table:table-cell table:style-name="Default"/>
          <table:table-cell table:number-columns-repeated="251"/>
        </table:table-row>
        <table:table-row table:style-name="ro1" table:number-rows-repeated="65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2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2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2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2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2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2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2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2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2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2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BookLabel_12_4x3-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Country_book6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kaledeiscope-bk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wedgreen-wine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wine-label8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ompany-CD-Label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ompany-CD-Label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ompany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Forever CD Label.od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Get Me Another Tie CD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Office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hoto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onnets-lullabye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tripes-in-Pink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WL-OL5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WL-OL5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WL-OL5050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WL-OL5075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address12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address15-festival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address21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address22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address23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Address-label1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Address_label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Alphabetical-1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Alphabetical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Alphabetical-3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BasicAddress3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BasicAddress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BasicMailing3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BasicMailing4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BasicMailingSame2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BasicMailingSame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BasicReturnAddress2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Basicreturnaddress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Basictext2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BasicShippingsame2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BasicShipping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blue-shp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ClasicMailing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color-bars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Fragile-Handle-with-Care-red-background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Fragrance 02 Address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frame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Gemini_label_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Mailing-Label-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Mailing_Label-Buss_with-Logo-01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MailingLabelFlower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Mailing_Label-General_Theme_01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miniaddappl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miniaddflower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miniaddfruits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miniaddressbasket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miniaddros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miniaddyellow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SeasonsShipping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Shippinglabel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Shipping-std-design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Shipping-std-design9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0">http://extensions.services.openoffice.org/project/license/950</text:a>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numdar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 table:number-rows-repeated="648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74011-mygbrief.odt</text:p>
          </table:table-cell>
          <table:table-cell/>
          <table:table-cell office:value-type="string">
            <text:p>Louis Mertl</text:p>
          </table:table-cell>
          <table:table-cell/>
          <table:table-cell office:value-type="string">
            <text:p>GPL</text:p>
          </table:table-cell>
          <table:table-cell office:value-type="string">
            <text:p>http://www.opentemplate.org/content/show.php/New+G-Brief?content=74011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5">http://extensions.services.openoffice.org/project/license/955</text:a>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 table:number-rows-repeated="650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2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zec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odaci_kniha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seznam_pohledavek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7">2008.10.17</text:date>, <text:time>19:21:36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04-25T07:50:52</meta:creation-date>
    <dc:creator>Anna</dc:creator>
    <dc:date>2008-10-17T19:21:36</dc:date>
    <meta:editing-cycles>236</meta:editing-cycles>
    <meta:editing-duration>PT24H07M15S</meta:editing-duration>
    <meta:document-statistic meta:table-count="17" meta:cell-count="14840" meta:object-count="0"/>
    <meta:user-defined meta:name="Info 1"/>
    <meta:user-defined meta:name="Info 2"/>
    <meta:user-defined meta:name="Info 3"/>
    <meta:user-defined meta:name="Info 4"/>
  </office:meta>
</office:document-meta>
</file>